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18279"/>
    </style:style>
    <style:style style:name="P2" style:family="paragraph" style:parent-style-name="Text_20_body">
      <style:paragraph-properties fo:margin-left="0in" fo:margin-right="0in" fo:margin-top="0in" fo:margin-bottom="0.1665in" loext:contextual-spacing="false" style:line-height-at-least="0.2602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602in" fo:orphans="2" fo:widows="2" fo:text-indent="0in" style:auto-text-indent="false"/>
      <style:text-properties fo:font-weight="bold" officeooo:rsid="00018279" officeooo:paragraph-rsid="00018279" style:font-weight-asian="bold" style:font-weight-complex="bold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style:line-height-at-least="0.2602in" fo:orphans="2" fo:widows="2" fo:text-indent="0in" style:auto-text-indent="false" fo:padding="0in" fo:border="none"/>
    </style:style>
    <style:style style:name="P6" style:family="paragraph" style:parent-style-name="Text_20_body" style:list-style-name="L3">
      <style:paragraph-properties fo:margin-left="0in" fo:margin-right="0in" fo:margin-top="0in" fo:margin-bottom="0in" loext:contextual-spacing="false" style:line-height-at-least="0.2602in" fo:orphans="2" fo:widows="2" fo:text-indent="0in" style:auto-text-indent="false" fo:padding="0in" fo:border="none"/>
    </style:style>
    <style:style style:name="P7" style:family="paragraph" style:parent-style-name="Text_20_body" style:list-style-name="L5">
      <style:paragraph-properties fo:margin-left="0in" fo:margin-right="0in" fo:margin-top="0in" fo:margin-bottom="0in" loext:contextual-spacing="false" style:line-height-at-least="0.2602in" fo:orphans="2" fo:widows="2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18279" officeooo:paragraph-rsid="00018279"/>
    </style:style>
    <style:style style:name="P13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21e4c" officeooo:paragraph-rsid="00021e4c"/>
    </style:style>
    <style:style style:name="P14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3b227" officeooo:paragraph-rsid="0003b227"/>
    </style:style>
    <style:style style:name="P15" style:family="paragraph" style:parent-style-name="Text_20_body">
      <style:paragraph-properties fo:margin-left="0in" fo:margin-right="0in" fo:margin-top="0.1665in" fo:margin-bottom="0.1665in" loext:contextual-spacing="false" style:line-height-at-least="0.2602in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bold" officeooo:rsid="00018279" officeooo:paragraph-rsid="00018279" style:font-weight-asian="bold" style:font-weight-complex="bold"/>
    </style:style>
    <style:style style:name="P16" style:family="paragraph" style:parent-style-name="Text_20_body" style:list-style-name="L1">
      <style:paragraph-properties fo:margin-top="0in" fo:margin-bottom="0.1665in" loext:contextual-spacing="false" style:line-height-at-least="0.2602in" fo:orphans="2" fo:widows="2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top="0in" fo:margin-bottom="0.1665in" loext:contextual-spacing="false" style:line-height-at-least="0.2602in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3" style:family="text">
      <style:text-properties fo:font-variant="normal" fo:text-transform="none" fo:color="#4d4d4d" style:font-name="Roboto" fo:font-size="12pt" fo:letter-spacing="normal" fo:font-style="normal" fo:font-weight="bold"/>
    </style:style>
    <style:style style:name="T4" style:family="text">
      <style:text-properties fo:font-variant="normal" fo:text-transform="none" fo:color="#4d4d4d" style:font-name="Consolas" fo:font-size="9.75pt" fo:letter-spacing="normal" fo:font-style="normal" fo:font-weight="normal" loext:padding="0in" loext:border="none"/>
    </style:style>
    <style:style style:name="T5" style:family="text">
      <style:text-properties officeooo:rsid="00021e4c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blem</text:span></text:p>
      <text:p text:style-name="P3"><text:span text:style-name="T2"/></text:p>
      <text:p text:style-name="P3"><text:span text:style-name="T2">You are given 3 glasses with their respective capacities (volumes) stored in an array </text:span><text:span text:style-name="Source_20_Text"><text:span text:style-name="T4">cap</text:span></text:span><text:span text:style-name="T2">. It is possible to perform either of the two following operations to the glasses:</text:span></text:p>
      <text:list xml:id="list6236159435842498157" text:style-name="L1">
        <text:list-item>
          <text:p text:style-name="P16">empty one of the glasses entirely;</text:p>
        </text:list-item>
        <text:list-item>
          <text:p text:style-name="P16">pour water from one glass into another until either the first one is empty or the second one is full.</text:p>
        </text:list-item>
      </text:list>
      <text:p text:style-name="P3"><text:span text:style-name="T2">Initially all the glasses are full (i.e. for each valid </text:span><text:span text:style-name="Source_20_Text"><text:span text:style-name="T4">i</text:span></text:span><text:span text:style-name="T2"> the </text:span><text:span text:style-name="Source_20_Text"><text:span text:style-name="T4">ith</text:span></text:span><text:span text:style-name="T2"> glass has </text:span><text:span text:style-name="Source_20_Text"><text:span text:style-name="T4">cap[i]</text:span></text:span><text:span text:style-name="T2"> units of water). How many</text:span><text:span text:style-name="Strong_20_Emphasis"><text:span text:style-name="T3">different</text:span></text:span><text:span text:style-name="T2"> positive volumes of the total amount of water in all the glasses is it possible to get performing an arbitrary number of described actions?</text:span></text:p>
      <text:p text:style-name="P3"><text:span text:style-name="T2"/></text:p>
      <text:p text:style-name="P2"><text:span text:style-name="Strong_20_Emphasis"><text:span text:style-name="T3">Example</text:span></text:span></text:p>
      <text:list xml:id="list4872831146711889671" text:style-name="L2">
        <text:list-item>
          <text:p text:style-name="P5"><text:span text:style-name="T2">For </text:span><text:span text:style-name="Source_20_Text"><text:span text:style-name="T4">cap = [1, 1, 1]</text:span></text:span><text:span text:style-name="T2">, the output should be<text:line-break/></text:span><text:span text:style-name="Source_20_Text"><text:span text:style-name="T4">threeGlasses(cap) = 3</text:span></text:span><text:span text:style-name="T2">.</text:span></text:p>
        </text:list-item>
      </text:list>
      <text:p text:style-name="P3"><text:span text:style-name="T2">Initially there are </text:span><text:span text:style-name="Source_20_Text"><text:span text:style-name="T4">3</text:span></text:span><text:span text:style-name="T2"> units of water in all the glasses. The only action you can perform is to empty the water from one of the glasses, which will leave you with </text:span><text:span text:style-name="Source_20_Text"><text:span text:style-name="T4">2</text:span></text:span><text:span text:style-name="T2"> units. At this point, pouring water from one glass to another won't produce a different total amount of water, so the only remaining option is emptying one of the remaining glasses, which will leave you with </text:span><text:span text:style-name="Source_20_Text"><text:span text:style-name="T4">1</text:span></text:span><text:span text:style-name="T2"> final unit of water. Thus, it is possible to obtain </text:span><text:span text:style-name="Source_20_Text"><text:span text:style-name="T4">1</text:span></text:span><text:span text:style-name="T2">, </text:span><text:span text:style-name="Source_20_Text"><text:span text:style-name="T4">2</text:span></text:span><text:span text:style-name="T2"> or </text:span><text:span text:style-name="Source_20_Text"><text:span text:style-name="T4">3</text:span></text:span><text:span text:style-name="T2"> units of water, so the answer is </text:span><text:span text:style-name="Source_20_Text"><text:span text:style-name="T4">3</text:span></text:span><text:span text:style-name="T2">.</text:span></text:p>
      <text:list xml:id="list1851267905431450649" text:style-name="L3">
        <text:list-item>
          <text:p text:style-name="P6"><text:span text:style-name="T2">For </text:span><text:span text:style-name="Source_20_Text"><text:span text:style-name="T4">cap = [16, 5, 3]</text:span></text:span><text:span text:style-name="T2">, the output should be<text:line-break/></text:span><text:span text:style-name="Source_20_Text"><text:span text:style-name="T4">threeGlasses(cap) = 21</text:span></text:span><text:span text:style-name="T2">.</text:span></text:p>
        </text:list-item>
      </text:list>
      <text:p text:style-name="P3"><text:span text:style-name="T2">Here is the list of all possible amounts of water across all three glasses: </text:span><text:span text:style-name="Source_20_Text"><text:span text:style-name="T4">1, 2, 3, 4, 5, 6, 7, 8, 9, 10, 11, 12, 13, 14, 15, 16, 17, 18, 19, 21, 24</text:span></text:span><text:span text:style-name="T2">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oft-page-break/><text:span text:style-name="Strong_20_Emphasis"><text:span text:style-name="T3">Input/Output</text:span></text:span></text:p>
      <text:list xml:id="list7937337886090998915" text:style-name="L4">
        <text:list-item>
          <text:p text:style-name="P17"><text:span text:style-name="Strong_20_Emphasis"><text:span text:style-name="T3">[time limit] 3000ms (java)</text:span></text:span></text:p>
        </text:list-item>
      </text:list>
      <text:list xml:id="list8018655037550064670" text:style-name="L5">
        <text:list-item>
          <text:p text:style-name="P9"><text:span text:style-name="Strong_20_Emphasis"><text:span text:style-name="T3">[input] array.integer cap</text:span></text:span></text:p>
          <text:p text:style-name="P11">Individual capacity of each glass (their volume), listed as three positive integers.</text:p>
          <text:p text:style-name="P7"><text:span text:style-name="Emphasis"><text:span text:style-name="T2">Constraints:</text:span></text:span><text:span text:style-name="T2"><text:line-break/></text:span><text:span text:style-name="Source_20_Text"><text:span text:style-name="T4">1 ≤ cap[i] ≤ 100</text:span></text:span><text:span text:style-name="T2">.</text:span></text:p>
        </text:list-item>
        <text:list-item>
          <text:p text:style-name="P9"><text:span text:style-name="Strong_20_Emphasis"><text:span text:style-name="T3">[output] integer</text:span></text:span></text:p>
          <text:p text:style-name="P11">The number of different positive total volume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Solution</text:p>
      <text:p text:style-name="P12">Create a <text:span text:style-name="T5">recursive </text:span>method that generates all combinations of volume on the <text:s/>glasses <text:s/>possible with one <text:span text:style-name="T5">single </text:span>operation. That is , given a starting point, generate all possible outputs generated by emptying <text:span text:style-name="T5">one</text:span> of the glasses <text:span text:style-name="T5">or</text:span> pouring water from a glass to the other. <text:span text:style-name="T5">Run this method on all generated combinations</text:span></text:p>
      <text:p text:style-name="P13">The operations generated will be saved on a Set , so we can have a record of which combinations have already been used , so we can avoid infinite recursion.</text:p>
      <text:p text:style-name="P14">The total volume of each combination is also saved in a Set. At the end of the run , this set will contain all possible volumes and its size will be the answer to the problem.</text:p>
      <text:p text:style-name="P13"/>
      <text:p text:style-name="P10"/>
      <text:p text:style-name="P10"/>
      <text:p text:style-name="P10"/>
      <text:p text:style-name="P10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3:01:40.207866799</meta:creation-date>
    <dc:date>2016-09-06T23:26:48.746015963</dc:date>
    <meta:editing-duration>PT4M7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3" meta:paragraph-count="21" meta:word-count="419" meta:character-count="2232" meta:non-whitespace-character-count="1842"/>
  </office:meta>
</office:document-meta>
</file>